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000000" draw:opacity="0%" draw:textarea-vertical-align="middle" draw:auto-grow-height="false" fo:min-height="0.749cm" fo:min-width="0.499cm" draw:shadow-offset-x="0.305cm" draw:shadow-offset-y="0.305cm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cm" svg:y="2.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2.86cm" svg:y1="4.175cm" svg:x2="2.86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99cm" fo:page-height="7.49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3T20:08:57</meta:creation-date>
    <dc:date>2011-01-17T00:57:51</dc:date>
    <meta:editing-cycles>4</meta:editing-cycles>
    <meta:editing-duration>PT21M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